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125in" fo:margin-left="-0.075in" table:align="left" style:writing-mode="lr-tb"/>
    </style:style>
    <style:style style:name="Table1.A" style:family="table-column">
      <style:table-column-properties style:column-width="0.6319in"/>
    </style:style>
    <style:style style:name="Table1.B" style:family="table-column">
      <style:table-column-properties style:column-width="1.3354in"/>
    </style:style>
    <style:style style:name="Table1.C" style:family="table-column">
      <style:table-column-properties style:column-width="2.787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fo:background-color="#eeece1" fo:padding-left="0.075in" fo:padding-right="0.075in" fo:padding-top="0in" fo:padding-bottom="0in" fo:border="0.0069in solid #00000a">
        <style:background-image/>
      </style:table-cell-properties>
    </style:style>
    <style:style style:name="Table1.A2" style:family="table-cell">
      <style:table-cell-properties fo:background-color="#ffffff" fo:padding-left="0.075in" fo:padding-right="0.075in" fo:padding-top="0in" fo:padding-bottom="0in" fo:border="0.0069in solid #00000a">
        <style:background-image/>
      </style:table-cell-properties>
    </style:style>
    <style:style style:name="Table1.A3" style:family="table-cell">
      <style:table-cell-properties fo:padding-left="0.075in" fo:padding-right="0.075in" fo:padding-top="0in" fo:padding-bottom="0in" fo:border="0.0069in solid #00000a"/>
    </style:style>
    <style:style style:name="Table2" style:family="table">
      <style:table-properties style:width="7.0125in" fo:margin-left="-0.075in" table:align="left" style:writing-mode="lr-tb"/>
    </style:style>
    <style:style style:name="Table2.A" style:family="table-column">
      <style:table-column-properties style:column-width="0.6319in"/>
    </style:style>
    <style:style style:name="Table2.B" style:family="table-column">
      <style:table-column-properties style:column-width="1.3354in"/>
    </style:style>
    <style:style style:name="Table2.C" style:family="table-column">
      <style:table-column-properties style:column-width="2.7875in"/>
    </style:style>
    <style:style style:name="Table2.D" style:family="table-column">
      <style:table-column-properties style:column-width="2.2569in"/>
    </style:style>
    <style:style style:name="Table2.1" style:family="table-row">
      <style:table-row-properties style:keep-together="true" fo:keep-together="auto"/>
    </style:style>
    <style:style style:name="Table2.A1" style:family="table-cell">
      <style:table-cell-properties fo:background-color="#eeece1" fo:padding-left="0.075in" fo:padding-right="0.075in" fo:padding-top="0in" fo:padding-bottom="0in" fo:border="0.0069in solid #00000a">
        <style:background-image/>
      </style:table-cell-properties>
    </style:style>
    <style:style style:name="Table2.A2" style:family="table-cell">
      <style:table-cell-properties fo:padding-left="0.075in" fo:padding-right="0.075in" fo:padding-top="0in" fo:padding-bottom="0in" fo:border="0.0069in solid #00000a"/>
    </style:style>
    <style:style style:name="Table2.B2"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style:font-name="Arial1" fo:font-size="11pt" style:font-size-asian="11pt" style:font-name-complex="Arial2" style:font-size-complex="11pt"/>
    </style:style>
    <style:style style:name="P3"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4" style:family="paragraph" style:parent-style-name="Standard">
      <style:paragraph-properties fo:text-align="center" style:justify-single-word="false"/>
      <style:text-properties style:font-name="Arial1" fo:font-size="11pt" style:font-size-asian="11pt" style:font-name-complex="Arial2" style:font-size-complex="11pt"/>
    </style:style>
    <style:style style:name="P5" style:family="paragraph" style:parent-style-name="Standard">
      <style:text-properties style:font-name="Arial1" fo:font-size="11pt" style:font-size-asian="11pt" style:font-name-complex="Arial2" style:font-size-complex="11pt" style:font-weight-complex="bold"/>
    </style:style>
    <style:style style:name="P6" style:family="paragraph" style:parent-style-name="Standard">
      <style:text-properties style:font-name="Arial1" fo:font-size="11pt" fo:font-weight="bold" style:font-size-asian="11pt" style:font-weight-asian="bold" style:font-name-complex="Arial2" style:font-size-complex="11pt"/>
    </style:style>
    <style:style style:name="P7" style:family="paragraph" style:parent-style-name="Standard">
      <style:paragraph-properties fo:text-align="justify" style:justify-single-word="false"/>
      <style:text-properties style:font-name="Arial1" fo:font-size="11pt" fo:font-weight="bold" style:font-size-asian="11pt" style:font-weight-asian="bold" style:font-name-complex="Arial2" style:font-size-complex="11pt"/>
    </style:style>
    <style:style style:name="P8" style:family="paragraph" style:parent-style-name="Standard">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left="0.6252in" fo:margin-right="0in" fo:text-align="justify" style:justify-single-word="false" fo:text-indent="-0.1252in" style:auto-text-indent="false"/>
      <style:text-properties style:font-name="Arial1" fo:font-size="11pt" style:font-size-asian="11pt" style:font-name-complex="Arial2" style:font-size-complex="11pt"/>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Text_20_body">
      <style:paragraph-properties fo:line-height="100%"/>
    </style:style>
    <style:style style:name="P15" style:family="paragraph" style:parent-style-name="Text_20_body" style:list-style-name="WWNum1">
      <style:paragraph-properties fo:line-height="100%" fo:text-align="justify" style:justify-single-word="false"/>
    </style:style>
    <style:style style:name="P16" style:family="paragraph" style:parent-style-name="Text_20_body">
      <style:paragraph-properties fo:line-height="100%"/>
      <style:text-properties style:font-name="Arial1" fo:font-size="11pt" style:font-size-asian="11pt" style:font-name-complex="Arial2" style:font-size-complex="11pt"/>
    </style:style>
    <style:style style:name="P17" style:family="paragraph" style:parent-style-name="Text_20_body">
      <style:paragraph-properties fo:margin-left="0in" fo:margin-right="0in" fo:line-height="100%" fo:text-indent="0.5in" style:auto-text-indent="false"/>
      <style:text-properties style:font-name="Arial1" fo:font-size="11pt" style:font-size-asian="11pt" style:font-name-complex="Arial2" style:font-size-complex="11pt"/>
    </style:style>
    <style:style style:name="P18" style:family="paragraph" style:parent-style-name="Footer">
      <style:paragraph-properties fo:padding="0in" fo:border="none"/>
    </style:style>
    <style:style style:name="T1" style:family="text">
      <style:text-properties style:font-name="Arial1" fo:font-size="11pt" style:font-size-asian="11pt" style:font-name-complex="Arial2" style:font-size-complex="11pt"/>
    </style:style>
    <style:style style:name="T2" style:family="text">
      <style:text-properties style:font-name="Arial1" fo:font-size="11pt" fo:font-weight="bold" style:font-size-asian="11pt" style:font-weight-asian="bold" style:font-name-complex="Arial2" style:font-size-complex="11pt"/>
    </style:style>
    <style:style style:name="T3" style:family="text">
      <style:text-properties style:font-name="Arial1" fo:font-size="11pt" style:text-underline-style="solid" style:text-underline-width="auto" style:text-underline-color="font-color" style:font-size-asian="11pt" style:font-name-complex="Arial2" style:font-size-complex="11pt"/>
    </style:style>
    <style:style style:name="T4"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style>
    <style:style style:name="T5" style:family="text">
      <style:text-properties style:font-name="Arial1" fo:font-size="11pt" fo:font-style="italic" style:font-size-asian="11pt" style:font-style-asian="italic" style:font-name-complex="Arial2" style:font-size-complex="11pt"/>
    </style:style>
    <style:style style:name="T6" style:family="text">
      <style:text-properties style:font-name="Arial1" fo:font-size="11pt" fo:font-style="italic" style:font-size-asian="11pt" style:font-style-asian="italic" style:font-name-complex="Arial2" style:font-size-complex="11pt" style:font-style-complex="italic"/>
    </style:style>
    <style:style style:name="T7" style:family="text">
      <style:text-properties fo:color="#ff0000" style:font-name="Arial1" fo:font-size="11pt" style:font-size-asian="11pt" style:font-name-complex="Arial2" style:font-size-complex="11pt"/>
    </style:style>
    <style:style style:name="T8" style:family="text">
      <style:text-properties fo:color="#0033cc" style:font-name="Arial1" fo:font-size="11pt" style:font-size-asian="11pt"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DigiPen Institute of Technology</text:span></text:p>
      <text:p text:style-name="P1"><text:span text:style-name="T2">Department of Humanities &amp; Social Sciences </text:span></text:p>
      <text:p text:style-name="P1"><text:span text:style-name="T2">Spring 2014</text:span></text:p>
      <text:p text:style-name="P6"/>
      <text:p text:style-name="Standard"><text:span text:style-name="T4">COM 150</text:span><text:span text:style-name="T2"> – Interpersonal &amp; Work Communication </text:span></text:p>
      <text:p text:style-name="Standard"><text:span text:style-name="T2">Prerequisites: </text:span><text:span text:style-name="T1">ENG 110 or equivalent </text:span></text:p>
      <text:p text:style-name="P6"/>
      <text:p text:style-name="Standard"><text:span text:style-name="T2">General Information:</text:span></text:p>
      <text:p text:style-name="Standard"><text:span text:style-name="T1"><text:tab/>Duration <text:tab/><text:tab/>: 1 Sept to 8 Dec, 5 Sept to 12 Dec</text:span></text:p>
      <text:p text:style-name="P10"><text:span text:style-name="T1">Class Schedule <text:tab/>: Monday/Friday 9.30am to 12.20am <text:s/></text:span></text:p>
      <text:p text:style-name="Standard"><text:span text:style-name="T1"><text:tab/>Classroom<text:tab/><text:tab/>: </text:span></text:p>
      <text:p text:style-name="P11"><text:span text:style-name="T1">Professor<text:tab/><text:tab/>:</text:span><text:span text:style-name="T2"> </text:span><text:span text:style-name="T1">Ms Heng Teng Teng</text:span></text:p>
      <text:p text:style-name="P11"><text:span text:style-name="T1">Contact<text:tab/><text:tab/>:</text:span><text:span text:style-name="T2"> </text:span><text:a xlink:type="simple" xlink:href="mailto:theng@digipen.edu"><text:span text:style-name="T1">theng@digipen.edu</text:span></text:a><text:span text:style-name="T1">; tengteng@passiondrivesaction</text:span></text:p>
      <text:p text:style-name="P11"><text:span text:style-name="T1">Class web Page<text:tab/>:</text:span><text:span text:style-name="T2"> </text:span><text:span text:style-name="T5">Moodle</text:span></text:p>
      <text:p text:style-name="P11"><text:span text:style-name="T1">Office Hours<text:tab/> <text:tab/>:</text:span><text:span text:style-name="T2"> </text:span><text:span text:style-name="T1">by appointment</text:span></text:p>
      <text:p text:style-name="P2"/>
      <text:p text:style-name="Standard"><text:span text:style-name="T2">Description: </text:span></text:p>
      <text:p text:style-name="P14"><text:span text:style-name="T1"><text:tab/></text:span></text:p>
      <text:p text:style-name="P9"><text:span text:style-name="T1">Students will explore how their culture, gender, economic status, age and other personal characteristics influence their work communications. The course will explore verbal and non-verbal communication skills in a global work environment. Students will learn written communication techniques most effective for use in the technology workplace. Additionally, students will explore and practice negotiation skills, both internally and</text:span></text:p>
      <text:p text:style-name="P9"><text:span text:style-name="T1">externally to their workplace.</text:span></text:p>
      <text:p text:style-name="P16"/>
      <text:p text:style-name="Standard"><text:span text:style-name="T2">Course Objectives and Learning Outcomes: </text:span></text:p>
      <text:p text:style-name="P6"/>
      <text:p text:style-name="P9"><text:span text:style-name="T1">At the end of the course, the students will be able: </text:span></text:p>
      <text:p text:style-name="P3"/>
      <text:list xml:id="list8296806897958370661" text:style-name="WWNum1">
        <text:list-item>
          <text:p text:style-name="P15"><text:span text:style-name="T1">To identify their </text:span><text:span text:style-name="T7">preferred styles of communication</text:span><text:span text:style-name="T1"> and </text:span><text:span text:style-name="T7">identify their strengths</text:span><text:span text:style-name="T1"> and </text:span><text:span text:style-name="T7">challenges</text:span><text:span text:style-name="T1"> faced as communicators </text:span></text:p>
        </text:list-item>
        <text:list-item>
          <text:p text:style-name="P15"><text:span text:style-name="T1">To enhance their ability in their </text:span><text:span text:style-name="T7">verbal communication</text:span><text:span text:style-name="T1"> in professional and non-professional settings</text:span></text:p>
        </text:list-item>
        <text:list-item>
          <text:p text:style-name="P15"><text:span text:style-name="T1">To understand the importance and effects of </text:span><text:span text:style-name="T7">non-verbal communication</text:span><text:span text:style-name="T1">, especially those pertaining to body language and the listening ability</text:span></text:p>
        </text:list-item>
        <text:list-item>
          <text:p text:style-name="P15"><text:span text:style-name="T1">To develop </text:span><text:span text:style-name="T7">strategies for managing difficult conversations</text:span><text:span text:style-name="T1"> both in and outside of the workplace</text:span></text:p>
        </text:list-item>
        <text:list-item>
          <text:p text:style-name="P15"><text:span text:style-name="T1">To enhance their </text:span><text:span text:style-name="T7">online communication skills</text:span><text:span text:style-name="T1"> </text:span></text:p>
        </text:list-item>
        <text:list-item>
          <text:p text:style-name="P15"><text:span text:style-name="T1">To develop </text:span><text:span text:style-name="T7">cultural and gender sensitivity</text:span><text:span text:style-name="T1"> towards others, while understanding how </text:span><text:span text:style-name="T7">environment and cultural identity shape our communication styles</text:span><text:span text:style-name="T1">. </text:span></text:p>
        </text:list-item>
      </text:list>
      <text:p text:style-name="P17"/>
      <text:p text:style-name="P17"/>
      <text:p text:style-name="Standard"><text:span text:style-name="T2">Textbooks: </text:span></text:p>
      <text:p text:style-name="Standard"><text:span text:style-name="T1">Steven McCornack </text:span><text:span text:style-name="T6">Reflect &amp; Relate: An Introduction to Interpersonal Communication</text:span></text:p>
      <text:p text:style-name="Standard"><text:span text:style-name="T1">(Bedford/St. Martin’s, 2010). ISBN #031248934X</text:span></text:p>
      <text:p text:style-name="P2"/>
      <text:p text:style-name="P2"/>
      <text:p text:style-name="Standard"><text:span text:style-name="T1"><text:tab/></text:span></text:p>
      <text:p text:style-name="P2"/>
      <text:p text:style-name="P2"/>
      <text:p text:style-name="P2"><text:soft-page-break/></text:p>
      <text:p text:style-name="Standard"><text:span text:style-name="T2">Outline and Tentative Dates: </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text:span text:style-name="T2">Week</text:span></text:p>
          </table:table-cell>
          <table:table-cell table:style-name="Table1.A1" office:value-type="string">
            <text:p text:style-name="P1"><text:span text:style-name="T2">Week of</text:span></text:p>
          </table:table-cell>
          <table:table-cell table:style-name="Table1.A1" office:value-type="string">
            <text:p text:style-name="P1"><text:span text:style-name="T2">Topic</text:span></text:p>
          </table:table-cell>
          <table:table-cell table:style-name="Table1.A1" office:value-type="string">
            <text:p text:style-name="P1"><text:span text:style-name="T2">Textbook References</text:span></text:p>
          </table:table-cell>
        </table:table-row>
        <table:table-row table:style-name="Table1.1">
          <table:table-cell table:style-name="Table1.A2" office:value-type="string">
            <text:p text:style-name="P1"><text:span text:style-name="T1">1</text:span></text:p>
          </table:table-cell>
          <table:table-cell table:style-name="Table1.A2" office:value-type="string">
            <text:p text:style-name="P1"><text:span text:style-name="T1">1 September</text:span></text:p>
            <text:p text:style-name="P1"><text:span text:style-name="T1">5 September </text:span></text:p>
          </table:table-cell>
          <table:table-cell table:style-name="Table1.A2" office:value-type="string">
            <text:p text:style-name="P9"><text:span text:style-name="T2">Introduction to Course </text:span></text:p>
            <text:p text:style-name="P7"/>
            <text:p text:style-name="P9"><text:span text:style-name="T3">Assignment 1</text:span><text:span text:style-name="T1">: </text:span></text:p>
            <text:p text:style-name="P9"><text:span text:style-name="T1">Personal Reflection Paper: Your strengths and challenges in Communicating with others </text:span></text:p>
          </table:table-cell>
          <table:table-cell table:style-name="Table1.A2" office:value-type="string">
            <text:p text:style-name="P9"><text:span text:style-name="T1">Reflect &amp; Relate: Chp 1 &amp; 2</text:span></text:p>
          </table:table-cell>
        </table:table-row>
        <table:table-row table:style-name="Table1.1">
          <table:table-cell table:style-name="Table1.A3" office:value-type="string">
            <text:p text:style-name="P1"><text:span text:style-name="T1">2</text:span></text:p>
          </table:table-cell>
          <table:table-cell table:style-name="Table1.A2" office:value-type="string">
            <text:p text:style-name="P1"><text:span text:style-name="T1">8 September</text:span></text:p>
            <text:p text:style-name="P1"><text:span text:style-name="T1">12 September </text:span></text:p>
            <text:p text:style-name="P4"/>
            <text:p text:style-name="P4"/>
          </table:table-cell>
          <table:table-cell table:style-name="Table1.A2" office:value-type="string">
            <text:p text:style-name="P9"><text:span text:style-name="T2">Introduction to Self </text:span></text:p>
            <text:p text:style-name="P7"/>
            <text:p text:style-name="P3"/>
            <text:p text:style-name="P9"><text:span text:style-name="T1">Sign up for Group Project 1</text:span></text:p>
          </table:table-cell>
          <table:table-cell table:style-name="Table1.A2" office:value-type="string">
            <text:p text:style-name="P9"><text:span text:style-name="T1">Reflect &amp; Relate: Chp 1 and 2</text:span></text:p>
          </table:table-cell>
        </table:table-row>
        <table:table-row table:style-name="Table1.1">
          <table:table-cell table:style-name="Table1.A3" office:value-type="string">
            <text:p text:style-name="P1"><text:span text:style-name="T1">3</text:span></text:p>
          </table:table-cell>
          <table:table-cell table:style-name="Table1.A2" office:value-type="string">
            <text:p text:style-name="P1"><text:span text:style-name="T1">15 September</text:span></text:p>
            <text:p text:style-name="P1"><text:span text:style-name="T1">19 September</text:span></text:p>
          </table:table-cell>
          <table:table-cell table:style-name="Table1.A2" office:value-type="string">
            <text:p text:style-name="P9"><text:span text:style-name="T2">Perceiving Others” &amp; Stereotyping</text:span></text:p>
            <text:p text:style-name="P3"/>
            <text:p text:style-name="P9"><text:span text:style-name="T3">Assignment 2: </text:span></text:p>
            <text:p text:style-name="P9"><text:span text:style-name="T1">Reflection Paper: Your Stereotypes and how that has influenced the way you communicate with people.</text:span></text:p>
            <text:p text:style-name="P7"/>
          </table:table-cell>
          <table:table-cell table:style-name="Table1.A2" office:value-type="string">
            <text:p text:style-name="P9"><text:span text:style-name="T1">Reflect &amp; Relate: Chp 3</text:span></text:p>
          </table:table-cell>
        </table:table-row>
        <table:table-row table:style-name="Table1.1">
          <table:table-cell table:style-name="Table1.A3" office:value-type="string">
            <text:p text:style-name="P1"><text:span text:style-name="T1">4</text:span></text:p>
          </table:table-cell>
          <table:table-cell table:style-name="Table1.A2" office:value-type="string">
            <text:p text:style-name="P1"><text:span text:style-name="T1">22 September</text:span></text:p>
            <text:p text:style-name="P1"><text:span text:style-name="T1">26 September (make-up)</text:span></text:p>
            <text:p text:style-name="P4"/>
          </table:table-cell>
          <table:table-cell table:style-name="Table1.A2" office:value-type="string">
            <text:p text:style-name="P9"><text:span text:style-name="T2">Experiencing &amp; Expressing Emotions</text:span></text:p>
            <text:p text:style-name="P3"/>
            <text:p text:style-name="P3"/>
          </table:table-cell>
          <table:table-cell table:style-name="Table1.A2" office:value-type="string">
            <text:p text:style-name="P9"><text:span text:style-name="T1">Reflect &amp; Relate: Chp 4</text:span></text:p>
          </table:table-cell>
        </table:table-row>
        <table:table-row table:style-name="Table1.1">
          <table:table-cell table:style-name="Table1.A2" office:value-type="string">
            <text:p text:style-name="P1"><text:span text:style-name="T1">5</text:span></text:p>
          </table:table-cell>
          <table:table-cell table:style-name="Table1.A2" office:value-type="string">
            <text:p text:style-name="P1"><text:span text:style-name="T1">29 September </text:span></text:p>
            <text:p text:style-name="P1"><text:span text:style-name="T1">3 October </text:span></text:p>
            <text:p text:style-name="P2"/>
          </table:table-cell>
          <table:table-cell table:style-name="Table1.A2" office:value-type="string">
            <text:p text:style-name="P9"><text:span text:style-name="T2">Group Presentation &amp; Debrief </text:span></text:p>
            <text:p text:style-name="P9"><text:span text:style-name="T2">(Group Project 1 – Team A) </text:span></text:p>
            <text:p text:style-name="P9"><text:span text:style-name="T2">Verbal &amp; Non-verbal Communication </text:span></text:p>
            <text:p text:style-name="P9"><text:span text:style-name="T8">How does non-verbal communication affect the way we perceive a message? Which of the two has more impact on communication?</text:span></text:p>
          </table:table-cell>
          <table:table-cell table:style-name="Table1.A2" office:value-type="string">
            <text:p text:style-name="P9"><text:span text:style-name="T1">Reflect &amp; Relate: Chp 5 &amp; 6</text:span></text:p>
          </table:table-cell>
        </table:table-row>
        <table:table-row table:style-name="Table1.1">
          <table:table-cell table:style-name="Table1.A3" office:value-type="string">
            <text:p text:style-name="P1"><text:span text:style-name="T1">6</text:span></text:p>
          </table:table-cell>
          <table:table-cell table:style-name="Table1.A2" office:value-type="string">
            <text:p text:style-name="P1"><text:span text:style-name="T1">6 October (PH - Make up)</text:span></text:p>
            <text:p text:style-name="P4"/>
            <text:p text:style-name="P1"><text:span text:style-name="T1">10 October </text:span></text:p>
          </table:table-cell>
          <table:table-cell table:style-name="Table1.A2" office:value-type="string">
            <text:p text:style-name="P9"><text:span text:style-name="T2">Group Presentation &amp; Debrief </text:span></text:p>
            <text:p text:style-name="P9"><text:span text:style-name="T2">(Group Project 1 – Team B) </text:span></text:p>
            <text:p text:style-name="P9"><text:span text:style-name="T2">Listening &amp; Active Listening </text:span></text:p>
            <text:p text:style-name="P9"><text:span text:style-name="T8">How can listening influence our communication? What are the differences between listening and active listening? What are the challenges faced in applying active listening and how can we overcome them?</text:span></text:p>
          </table:table-cell>
          <table:table-cell table:style-name="Table1.A2" office:value-type="string">
            <text:p text:style-name="P9"><text:span text:style-name="T1">Reflect &amp; Relate: Chp 5 &amp; 6</text:span></text:p>
          </table:table-cell>
        </table:table-row>
      </table:table>
      <text:p text:style-name="P3"/>
      <text:p text:style-name="P3"/>
      <text:p text:style-name="P3"/>
      <text:p text:style-name="P3"/>
      <text:p text:style-name="P3"/>
      <text:p text:style-name="P3"/>
      <text:p text:style-name="P3"/>
      <text:p text:style-name="P3"><text:soft-page-break/></text:p>
      <text:p text:style-name="P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Week</text:span></text:p>
          </table:table-cell>
          <table:table-cell table:style-name="Table2.A1" office:value-type="string">
            <text:p text:style-name="P1"><text:span text:style-name="T2">Week of</text:span></text:p>
          </table:table-cell>
          <table:table-cell table:style-name="Table2.A1" office:value-type="string">
            <text:p text:style-name="P1"><text:span text:style-name="T2">Topic</text:span></text:p>
          </table:table-cell>
          <table:table-cell table:style-name="Table2.A1" office:value-type="string">
            <text:p text:style-name="P1"><text:span text:style-name="T2">Textbook References</text:span></text:p>
          </table:table-cell>
        </table:table-row>
        <table:table-row table:style-name="Table2.1">
          <table:table-cell table:style-name="Table2.A2" office:value-type="string">
            <text:p text:style-name="P1"><text:span text:style-name="T1">7</text:span></text:p>
          </table:table-cell>
          <table:table-cell table:style-name="Table2.B2" office:value-type="string">
            <text:p text:style-name="P1"><text:span text:style-name="T1">13 October </text:span></text:p>
            <text:p text:style-name="P1"><text:span text:style-name="T1">17 October </text:span></text:p>
          </table:table-cell>
          <table:table-cell table:style-name="Table2.B2" office:value-type="string">
            <text:p text:style-name="P9"><text:span text:style-name="T2">Managing Conflict &amp; Power </text:span></text:p>
            <text:p text:style-name="P9"><text:span text:style-name="T2">Team C</text:span></text:p>
            <text:p text:style-name="P9"><text:span text:style-name="T8">What are the different approaches in managing conflicts? </text:span><text:bookmark text:name="_GoBack"/><text:span text:style-name="T8">How do the different approaches affect the level of trust in a relationship? </text:span></text:p>
            <text:p text:style-name="P3"/>
          </table:table-cell>
          <table:table-cell table:style-name="Table2.B2" office:value-type="string">
            <text:p text:style-name="P9"><text:span text:style-name="T1">Reflect &amp; Relate: Chp 9</text:span></text:p>
          </table:table-cell>
        </table:table-row>
        <table:table-row table:style-name="Table2.1">
          <table:table-cell table:style-name="Table2.A2" office:value-type="string">
            <text:p text:style-name="P1"><text:span text:style-name="T1">8</text:span></text:p>
          </table:table-cell>
          <table:table-cell table:style-name="Table2.B2" office:value-type="string">
            <text:p text:style-name="P1"><text:span text:style-name="T1">20 October </text:span></text:p>
            <text:p text:style-name="P1"><text:span text:style-name="T1">24 October </text:span></text:p>
          </table:table-cell>
          <table:table-cell table:style-name="Table2.B2" office:value-type="string">
            <text:p text:style-name="P9"><text:span text:style-name="T2">Negotiation Skills in the Workplace </text:span></text:p>
            <text:p text:style-name="P3"/>
            <text:p text:style-name="P3"/>
          </table:table-cell>
          <table:table-cell table:style-name="Table2.B2" office:value-type="string">
            <text:p text:style-name="P9"><text:span text:style-name="T1">Reflect &amp; Relate: Chp12</text:span></text:p>
          </table:table-cell>
        </table:table-row>
        <table:table-row table:style-name="Table2.1">
          <table:table-cell table:style-name="Table2.B2" office:value-type="string">
            <text:p text:style-name="P1"><text:span text:style-name="T1">9</text:span></text:p>
          </table:table-cell>
          <table:table-cell table:style-name="Table2.B2" office:value-type="string">
            <text:p text:style-name="P1"><text:span text:style-name="T1">27 October </text:span></text:p>
            <text:p text:style-name="P1"><text:span text:style-name="T1">30 October <text:s/></text:span></text:p>
          </table:table-cell>
          <table:table-cell table:style-name="Table2.B2" office:value-type="string">
            <text:p text:style-name="P9"><text:span text:style-name="T2">Understand Leadership Styles </text:span></text:p>
            <text:p text:style-name="P3"/>
            <text:p text:style-name="P9"><text:span text:style-name="T3">Group Project 2 preparation </text:span></text:p>
            <text:p text:style-name="P7"/>
          </table:table-cell>
          <table:table-cell table:style-name="Table2.B2" office:value-type="string">
            <text:p text:style-name="P3"/>
          </table:table-cell>
        </table:table-row>
        <table:table-row table:style-name="Table2.1">
          <table:table-cell table:style-name="Table2.A2" office:value-type="string">
            <text:p text:style-name="P1"><text:span text:style-name="T1">10</text:span></text:p>
          </table:table-cell>
          <table:table-cell table:style-name="Table2.B2" office:value-type="string">
            <text:p text:style-name="P1"><text:span text:style-name="T1">3 Nov </text:span></text:p>
            <text:p text:style-name="P1"><text:span text:style-name="T1">7 Nov </text:span></text:p>
            <text:p text:style-name="P4"/>
          </table:table-cell>
          <table:table-cell table:style-name="Table2.B2" office:value-type="string">
            <text:p text:style-name="P9"><text:span text:style-name="T2">Working in teams </text:span></text:p>
            <text:p text:style-name="P3"/>
          </table:table-cell>
          <table:table-cell table:style-name="Table2.B2" office:value-type="string">
            <text:p text:style-name="P3"/>
          </table:table-cell>
        </table:table-row>
        <table:table-row table:style-name="Table2.1">
          <table:table-cell table:style-name="Table2.A2" office:value-type="string">
            <text:p text:style-name="P1"><text:span text:style-name="T1">11</text:span></text:p>
          </table:table-cell>
          <table:table-cell table:style-name="Table2.B2" office:value-type="string">
            <text:p text:style-name="P1"><text:span text:style-name="T1">10 Nov </text:span></text:p>
            <text:p text:style-name="P1"><text:span text:style-name="T1">14 Nov </text:span></text:p>
            <text:p text:style-name="P4"/>
          </table:table-cell>
          <table:table-cell table:style-name="Table2.B2" office:value-type="string">
            <text:p text:style-name="P9"><text:span text:style-name="T2">Organizational Communication </text:span></text:p>
            <text:p text:style-name="P3"/>
            <text:p text:style-name="P3"/>
          </table:table-cell>
          <table:table-cell table:style-name="Table2.B2" office:value-type="string">
            <text:p text:style-name="P3"/>
          </table:table-cell>
        </table:table-row>
        <table:table-row table:style-name="Table2.1">
          <table:table-cell table:style-name="Table2.B2" office:value-type="string">
            <text:p text:style-name="P1"><text:span text:style-name="T1">12</text:span></text:p>
          </table:table-cell>
          <table:table-cell table:style-name="Table2.B2" office:value-type="string">
            <text:p text:style-name="P1"><text:span text:style-name="T1">17 Nov </text:span></text:p>
            <text:p text:style-name="P1"><text:span text:style-name="T1">21 Nov </text:span></text:p>
          </table:table-cell>
          <table:table-cell table:style-name="Table2.B2" office:value-type="string">
            <text:p text:style-name="P9"><text:span text:style-name="T2">Basic Networking Skills </text:span></text:p>
            <text:p text:style-name="P3"/>
            <text:p text:style-name="P3"/>
          </table:table-cell>
          <table:table-cell table:style-name="Table2.B2" office:value-type="string">
            <text:p text:style-name="P3"/>
          </table:table-cell>
        </table:table-row>
        <table:table-row table:style-name="Table2.1">
          <table:table-cell table:style-name="Table2.A2" office:value-type="string">
            <text:p text:style-name="P1"><text:span text:style-name="T1">13</text:span></text:p>
          </table:table-cell>
          <table:table-cell table:style-name="Table2.B2" office:value-type="string">
            <text:p text:style-name="P1"><text:span text:style-name="T1">24 Nov</text:span></text:p>
            <text:p text:style-name="P1"><text:span text:style-name="T1">28 Nov</text:span></text:p>
            <text:p text:style-name="P1"><text:span text:style-name="T1">(Make up for both) <text:s/></text:span></text:p>
          </table:table-cell>
          <table:table-cell table:style-name="Table2.B2" office:value-type="string">
            <text:p text:style-name="P9"><text:span text:style-name="T2">Presentation Skills </text:span></text:p>
            <text:p text:style-name="P3"/>
            <text:p text:style-name="P9"><text:span text:style-name="T3">Group Project Preparation</text:span></text:p>
            <text:p text:style-name="P3"/>
          </table:table-cell>
          <table:table-cell table:style-name="Table2.B2" office:value-type="string">
            <text:p text:style-name="P3"/>
          </table:table-cell>
        </table:table-row>
        <table:table-row table:style-name="Table2.1">
          <table:table-cell table:style-name="Table2.A2" office:value-type="string">
            <text:p text:style-name="P1"><text:span text:style-name="T1">14</text:span></text:p>
          </table:table-cell>
          <table:table-cell table:style-name="Table2.A2" office:value-type="string">
            <text:p text:style-name="P1"><text:span text:style-name="T1">1 Dec </text:span></text:p>
            <text:p text:style-name="P1"><text:span text:style-name="T1">5 Dec </text:span></text:p>
            <text:p text:style-name="P1"><text:span text:style-name="T1"><text:s/></text:span></text:p>
          </table:table-cell>
          <table:table-cell table:style-name="Table2.A2" office:value-type="string">
            <text:p text:style-name="P9"><text:span text:style-name="T2">Group Presentation </text:span></text:p>
            <text:p text:style-name="P7"/>
            <text:p text:style-name="P9"><text:span text:style-name="T1">Group Project 2 – Team A</text:span></text:p>
            <text:p text:style-name="P3"/>
            <text:p text:style-name="P9"><text:span text:style-name="T1">Group Project 2 – Team B </text:span></text:p>
            <text:p text:style-name="P9"><text:span text:style-name="T1"><text:s/></text:span></text:p>
          </table:table-cell>
          <table:table-cell table:style-name="Table2.A2" office:value-type="string">
            <text:p text:style-name="P3"/>
          </table:table-cell>
        </table:table-row>
        <table:table-row table:style-name="Table2.1">
          <table:table-cell table:style-name="Table2.A2" office:value-type="string">
            <text:p text:style-name="P1"><text:span text:style-name="T1">15</text:span></text:p>
          </table:table-cell>
          <table:table-cell table:style-name="Table2.A2" office:value-type="string">
            <text:p text:style-name="P1"><text:span text:style-name="T1">8 Dec </text:span></text:p>
            <text:p text:style-name="P1"><text:span text:style-name="T1">12 Dec </text:span></text:p>
          </table:table-cell>
          <table:table-cell table:style-name="Table2.A2" office:value-type="string">
            <text:p text:style-name="P9"><text:span text:style-name="T2">Class Quiz (2 hours) </text:span></text:p>
            <text:p text:style-name="P3"/>
            <text:p text:style-name="P9"><text:span text:style-name="T1">Debrief &amp; Wrap Up for course </text:span></text:p>
            <text:p text:style-name="P3"/>
            <text:p text:style-name="P3"/>
          </table:table-cell>
          <table:table-cell table:style-name="Table2.A2" office:value-type="string">
            <text:p text:style-name="P3"/>
          </table:table-cell>
        </table:table-row>
      </table:table>
      <text:p text:style-name="P12"/>
      <text:p text:style-name="P12"/>
      <text:p text:style-name="Standard"><text:span text:style-name="T4">Assignments &amp; Grading Policy: </text:span></text:p>
      <text:p text:style-name="Standard"><text:span text:style-name="T1">2 Personal Reflection Paper<text:tab/><text:tab/><text:tab/> <text:s text:c="3"/>: 15% each = 30%</text:span></text:p>
      <text:p text:style-name="Standard"><text:span text:style-name="T1">In-class Activities &amp; Participation<text:tab/><text:tab/> <text:s text:c="3"/>: 10% </text:span></text:p>
      <text:p text:style-name="Standard"><text:span text:style-name="T1">2 Group Projects &amp; Presentation<text:tab/><text:tab/> <text:s text:c="3"/>: 15% each = 30%</text:span></text:p>
      <text:p text:style-name="Standard"><text:span text:style-name="T1">Quiz<text:tab/><text:tab/><text:tab/><text:tab/><text:tab/><text:tab/> <text:s text:c="3"/>: 30%</text:span></text:p>
      <text:p text:style-name="Standard"><text:span text:style-name="T2">Total</text:span><text:span text:style-name="T1"><text:tab/><text:tab/><text:tab/><text:tab/><text:tab/><text:tab/> <text:s text:c="3"/>: </text:span><text:span text:style-name="T4">100%</text:span></text:p>
      <text:p text:style-name="P8"/>
      <text:p text:style-name="P6"><text:soft-page-break/></text:p>
      <text:p text:style-name="P5"/>
      <text:p text:style-name="P5"/>
      <text:p text:style-name="P5"/>
      <text:p text:style-name="Standard"><text:span text:style-name="T2">Lateness Policy </text:span></text:p>
      <text:p text:style-name="P9"><text:span text:style-name="T1">All assignments for this class need to be turned in on time. Should you have a reasonable excuse for turning in a particular piece of work late, please speak to me </text:span><text:span text:style-name="T6">in advance </text:span><text:span text:style-name="T1">to see if arrangements can be made. As the instructor, I reserve the right not to accept late work turned in without my permission.</text:span></text:p>
      <text:p text:style-name="P6"/>
      <text:p text:style-name="Standard"><text:span text:style-name="T2">Attendance </text:span></text:p>
      <text:p text:style-name="P9"><text:span text:style-name="T1">Aside from the fact that your presence in class is generally expected and necessary to do well, this course is especially dependent on your regular presence. We will do many in-class exercises and have many class discussions in which you simply will not be able to take part unless you are here. There will also be in-class tests based on what we did in class (not just on your readings). An occasional absence due to illness or unforeseen</text:span></text:p>
      <text:p text:style-name="P9"><text:span text:style-name="T1">circumstances is within the range of what is considered normal and acceptable, although</text:span></text:p>
      <text:p text:style-name="P9"><text:span text:style-name="T1">it must be documented. Per DIT policy, we must also be on time when you come to class.</text:span></text:p>
      <text:p text:style-name="P3"/>
      <text:p text:style-name="P9"><text:span text:style-name="T1">If you are late for more than 20 minutes, you will regarded as absent, although you will still be able to attend the session.</text:span></text:p>
      <text:p text:style-name="P3"/>
      <text:p text:style-name="P9"><text:span text:style-name="T1">Should you decide to drop the course at any point, please notify me, so I can make a note of it and not have to wonder what happened to you. Finally if you decide to drop the</text:span></text:p>
      <text:p text:style-name="P9"><text:span text:style-name="T1">course, please do it officially by dropping through SRS. Otherwise you will still show as</text:span></text:p>
      <text:p text:style-name="P9"><text:span text:style-name="T1">enrolled on the class list.</text:span></text:p>
      <text:p text:style-name="P7"/>
      <text:p text:style-name="P6"/>
      <text:p text:style-name="Standard"><text:span text:style-name="T2">Academic Integrity Policy: </text:span></text:p>
      <text:p text:style-name="P9"><text:span text:style-name="T1">Academic dishonesty in any form will not be tolerated in this course. <text:s/>Cheating, copying, plagiarizing, or any other form of academic dishonesty (including doing someone else’s individual assignments) will result in, at the extreme minimum, a zero on the assignment in question, and could result in a failing grade in the course or even expulsion from DigiPen. </text:span></text:p>
      <text:p text:style-name="P2"/>
      <text:p text:style-name="P2"/>
      <text:p text:style-name="Standard"><text:span text:style-name="T2">Disabled Student Services: </text:span></text:p>
      <text:p text:style-name="P9"><text:span text:style-name="T1">Students with physical, psychological, or learning disabilities that affect their ability to perform major life activities associated with this class may be eligible for reasonable accommodations under the Americans with Disabilities Act. <text:s/>If you have a documented disability please contact the Disability Support Services office to arrange for accommodations for this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line-height="150%"/>
      <style:text-properties fo:font-size="12pt"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keep-with-next="always"/>
      <style:text-properties fo:font-size="12pt" style:font-size-asian="12pt"/>
    </style:style>
    <style:style style:name="Body_20_Text_20_2" style:display-name="Body Text 2" style:family="paragraph" style:parent-style-name="Standard" style:default-outline-level="">
      <style:text-properties fo:font-size="11pt" style:font-size-asian="11pt"/>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Body_20_Text_20_3" style:display-name="Body Text 3" style:family="paragraph" style:parent-style-name="Standard" style:default-outline-level="">
      <style:paragraph-properties fo:margin-top="0in" fo:margin-bottom="0.0835in"/>
      <style:text-properties fo:font-size="8pt" style:font-size-asian="8pt" style:font-size-complex="8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3_20_Char" style:display-name="Body Text 3 Char" style:family="text" style:parent-style-name="Default_20_Paragraph_20_Font">
      <style:text-properties fo:font-size="8pt" style:font-size-asian="8pt" style:font-size-complex="8pt"/>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0in" fo:border="non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footer-left>
        <text:p text:style-name="Footer"><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ysics 450 Problem set #1</dc:title>
    <meta:initial-creator>Charles Duba</meta:initial-creator>
    <dc:creator>Eugenia Heng</dc:creator>
    <meta:editing-cycles>2</meta:editing-cycles>
    <meta:print-date>2011-01-24T03:06:00</meta:print-date>
    <meta:creation-date>2014-09-15T01:11:00</meta:creation-date>
    <dc:date>2014-09-15T01:11:00</dc:date>
    <meta:editing-duration>PT3S</meta:editing-duration>
    <meta:generator>OpenOffice/4.0.0$Win32 OpenOffice.org_project/400m3$Build-9702</meta:generator>
    <meta:document-statistic meta:table-count="2" meta:image-count="0" meta:object-count="0" meta:page-count="4" meta:paragraph-count="149" meta:word-count="1007" meta:character-count="617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